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 style:master-page-name="">
      <style:paragraph-properties fo:margin-left="0cm" fo:margin-right="0cm" fo:text-indent="0cm" style:auto-text-indent="false" style:page-number="auto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12.303cm"/>
        </style:tab-stops>
      </style:paragraph-properties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000000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style:text-underline-style="none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0000ff" fo:font-style="italic" style:text-underline-style="none" fo:font-weight="bold" style:font-style-asian="italic" style:font-weight-asian="bold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color="#009900"/>
    </style:style>
    <style:style style:name="T6" style:family="text">
      <style:text-properties fo:color="#009900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style:text-underline-style="none"/>
    </style:style>
    <style:style style:name="T9" style:family="text">
      <style:text-properties fo:color="#3333ff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3333ff" fo:font-style="italic" style:text-underline-style="none" fo:font-weight="bold" style:font-style-asian="italic" style:font-weight-asian="bold" style:font-style-complex="italic" style:font-weight-complex="bold"/>
    </style:style>
    <style:style style:name="T11" style:family="text">
      <style:text-properties style:text-underline-style="none"/>
    </style:style>
    <style:style style:name="T12" style:family="text">
      <style:text-properties fo:color="#ff33ff"/>
    </style:style>
    <style:style style:name="T13" style:family="text">
      <style:text-properties fo:color="#ff33ff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ff33ff" fo:font-weight="bold" style:font-weight-asian="bold" style:font-weight-complex="bold"/>
    </style:style>
    <style:style style:name="T15" style:family="text">
      <style:text-properties fo:color="#996600"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fo:color="#0000ff" fo:font-weight="bold" style:font-weight-asian="bold" style:font-weight-complex="bold"/>
    </style:style>
    <style:style style:name="T17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000ff"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tab/><text:tab/><text:tab/> <text:s text:c="2"/>DESPLIEGUE DE APLICACIONES WEB</text:p>
      <text:p text:style-name="P1"/>
      <text:p text:style-name="P1"><text:tab/><text:tab/><text:tab/><text:tab/></text:p>
      <text:p text:style-name="P1"><text:tab/><text:tab/><text:tab/> <text:span text:style-name="T4"><text:s/></text:span><text:span text:style-name="T15">Tema 1</text:span><text:span text:style-name="T4"> : Implantación de Arquitecturas Web</text:span></text:p>
      <text:p text:style-name="Standard"/>
      <text:p text:style-name="Standard">Docker permite probar y usar cualquier servicio y cualquier aplicación sin tener que instalar nada en el sistema operativo.</text:p>
      <text:p text:style-name="P2"/>
      <text:p text:style-name="P3">Para la ejecutación de los contenedores necesitaremos el comando <text:span text:style-name="T17">docker pull </text:span><text:span text:style-name="T18">nombre_imagen</text:span><text:span text:style-name="T17">:version</text:span><text:span text:style-name="T6"> </text:span>, la cual descargará desde el repositorio una imagen con la versión indicada.</text:p>
      <text:p text:style-name="P4"/>
      <text:p text:style-name="P5">Para el arranque de un contenedor ya creado anteriormente y apagado se necesitará el comando <text:span text:style-name="T17">docker run</text:span><text:span text:style-name="T9"> </text:span><text:span text:style-name="T13">[opción]</text:span><text:span text:style-name="T9"> </text:span><text:span text:style-name="T17">nombre_imagen</text:span><text:span text:style-name="T6"> </text:span><text:span text:style-name="T7">, este comando tiene diferentes opciones:</text:span></text:p>
      <text:p text:style-name="P5"><text:span text:style-name="T7"/></text:p>
      <text:p text:style-name="P4"><text:span text:style-name="T7"><text:tab/>•</text:span><text:span text:style-name="T5"> </text:span><text:span text:style-name="T14">-d o --detach</text:span><text:span text:style-name="T5"> </text:span><text:span text:style-name="T7">para ejecutar un contenedor (con un servicio) en background. </text:span></text:p>
      <text:p text:style-name="P4"><text:span text:style-name="T5"><text:tab/></text:span><text:span text:style-name="T7">•</text:span><text:span text:style-name="T5"> </text:span><text:span text:style-name="T14">-e o --env</text:span><text:span text:style-name="T5"> </text:span><text:span text:style-name="T7">para establecer variables de entorno en la ejecución </text:span><text:span text:style-name="T8">del</text:span><text:span text:style-name="T7"> contenedor</text:span><text:span text:style-name="T5">. </text:span></text:p>
      <text:p text:style-name="P4"><text:span text:style-name="T5"><text:tab/></text:span><text:span text:style-name="T7">•</text:span><text:span text:style-name="T5"> </text:span><text:span text:style-name="T14">-h o --hostname</text:span><text:span text:style-name="T5"> </text:span><text:span text:style-name="T7">para establecer el nombre de red parar el contenedor. </text:span><text:span text:style-name="T5"><text:tab/></text:span></text:p>
      <text:p text:style-name="P4"><text:span text:style-name="T5"><text:tab/></text:span><text:span text:style-name="T7">• </text:span><text:span text:style-name="T14">--help</text:span><text:span text:style-name="T5"> </text:span><text:span text:style-name="T7">para obtener ayuda de las opciones <text:tab/>de docker. </text:span></text:p>
      <text:p text:style-name="P4"><text:span text:style-name="T5"><text:tab/></text:span><text:span text:style-name="T7">•</text:span><text:span text:style-name="T5"> </text:span><text:span text:style-name="T14">--interactive o -i</text:span><text:span text:style-name="T5"> </text:span><text:span text:style-name="T7">para mantener la STDIN abierta en el contenedor. </text:span></text:p>
      <text:p text:style-name="P4"><text:span text:style-name="T5"><text:tab/></text:span><text:span text:style-name="T7">•</text:span><text:span text:style-name="T5"> </text:span><text:span text:style-name="T14">--ip</text:span><text:span text:style-name="T5"> </text:span><text:span text:style-name="T7">si quiero darle una ip concreta al contenedor. </text:span></text:p>
      <text:p text:style-name="P4"><text:span text:style-name="T5"><text:tab/></text:span><text:span text:style-name="T7">•</text:span><text:span text:style-name="T5"> </text:span><text:span text:style-name="T14">--name</text:span><text:span text:style-name="T5"> </text:span><text:span text:style-name="T7">para darle nombre al contenedor. </text:span></text:p>
      <text:p text:style-name="P4"><text:span text:style-name="T5"><text:tab/></text:span><text:span text:style-name="T7">•</text:span><text:span text:style-name="T5"> </text:span><text:span text:style-name="T14">--net <text:tab/>o --network</text:span><text:span text:style-name="T5"> </text:span><text:span text:style-name="T7">para conectar el contenedor a una red determinada. </text:span></text:p>
      <text:p text:style-name="P4"><text:span text:style-name="T5"><text:tab/></text:span><text:span text:style-name="T7">•</text:span><text:span text:style-name="T5"> </text:span><text:span text:style-name="T14">-p o --publish</text:span><text:span text:style-name="T5"> </text:span><text:span text:style-name="T7">para conectar puertos del contenedor con los de nuestro host. </text:span></text:p>
      <text:p text:style-name="P4"><text:span text:style-name="T5"><text:tab/></text:span><text:span text:style-name="T7">•</text:span><text:span text:style-name="T5"> </text:span><text:span text:style-name="T14">--restart</text:span><text:span text:style-name="T5"> </text:span><text:span text:style-name="T7">que permite reiniciar un contenedor si este se "cae" por cualquier motivo. </text:span></text:p>
      <text:p text:style-name="P4"><text:span text:style-name="T5"><text:tab/></text:span><text:span text:style-name="T7">•</text:span><text:span text:style-name="T5"> </text:span><text:span text:style-name="T14">--rm</text:span><text:span text:style-name="T5"> </text:span><text:span text:style-name="T7">que destruye el contenedor al <text:tab/>pararlo.</text:span><text:span text:style-name="T5"> </text:span></text:p>
      <text:p text:style-name="P4"><text:span text:style-name="T5"><text:tab/></text:span><text:span text:style-name="T7">•</text:span><text:span text:style-name="T5"> </text:span><text:span text:style-name="T14">--tty o -t</text:span><text:span text:style-name="T5"> </text:span><text:span text:style-name="T7">para que el contenedor nos permita un acceso a un terminal para ejecutar <text:tab/>órdenes . </text:span></text:p>
      <text:p text:style-name="P4"><text:span text:style-name="T5"><text:tab/></text:span><text:span text:style-name="T7">•</text:span><text:span text:style-name="T5"> </text:span><text:span text:style-name="T14">--user o -u</text:span><text:span text:style-name="T5"> </text:span><text:span text:style-name="T7">para establecer el usuario con el que vamos a ejecutar el contenedor. </text:span><text:span text:style-name="T5"><text:tab/></text:span></text:p>
      <text:p text:style-name="P4"><text:span text:style-name="T5"><text:tab/></text:span><text:span text:style-name="T7">•</text:span><text:span text:style-name="T5"> </text:span><text:span text:style-name="T14">--volume o -v</text:span><text:span text:style-name="T5"> </text:span><text:span text:style-name="T7">para montar un bind mount o un volumen en nuestro contenedor.</text:span></text:p>
      <text:p text:style-name="P4"><text:span text:style-name="T5"><text:tab/></text:span><text:span text:style-name="T7">•</text:span><text:span text:style-name="T5"> </text:span><text:span text:style-name="T14">--wordirk o <text:tab/>-w</text:span><text:span text:style-name="T5"> </text:span><text:span text:style-name="T7">para establecer el directorio de trabajo en un contenedor. </text:span></text:p>
      <text:p text:style-name="P4"><text:span text:style-name="T7"/></text:p>
      <text:p text:style-name="P4"><text:span text:style-name="T7">Hay veces que los contenedores se paran y ya no se puede acceder a ellos ni iniciarlos de nuevo, para que no pase esto se tiene que utilizar siempre el </text:span><text:span text:style-name="T17">flag it</text:span><text:span text:style-name="T7"> al ejecutar el </text:span><text:span text:style-name="T17">docker run</text:span></text:p>
      <text:p text:style-name="P4"><text:span text:style-name="T7"/></text:p>
      <text:p text:style-name="P4"><text:span text:style-name="T7">Para inicializar un contenedor se hará con el comando </text:span><text:span text:style-name="T17">docker run nombre_imagen</text:span></text:p>
      <text:p text:style-name="P4"><text:span text:style-name="T7"/></text:p>
      <text:p text:style-name="P4"><text:span text:style-name="T7">Usar el flag </text:span><text:span text:style-name="T17">-d</text:span><text:span text:style-name="T7"> para que el servicio se ejecute en modo backgrond o dettach, si esto no lo hacemos se bloqueará el terminal mostrando el log del servicio</text:span></text:p>
      <text:p text:style-name="P4"><text:span text:style-name="T7"/></text:p>
      <text:p text:style-name="P4"><text:span text:style-name="T7">Usar el flag </text:span><text:span text:style-name="T17">-p</text:span><text:span text:style-name="T7"> para que el servicio sea accesible desde el exterior, </text:span><text:span text:style-name="T16">-p (</text:span>puerto_en_host:puesto_en_contenedor<text:span text:style-name="T16">)</text:span><text:span text:style-name="T7"> </text:span></text:p>
      <text:p text:style-name="P4"><text:span text:style-name="T7"/></text:p>
      <text:p text:style-name="P4"><text:span text:style-name="T7">Usar el flag </text:span><text:span text:style-name="T17">-e</text:span><text:span text:style-name="T7"> para comprobar y definir si es necesario las variables de entorno que puede tener el contenedor, </text:span><text:span text:style-name="T17">-e nombre_variable = valor</text:span></text:p>
      <text:p text:style-name="P4"><text:span text:style-name="T17"/></text:p>
      <text:p text:style-name="P7"><text:span text:style-name="T19">Para asignar el nombre a un contenedor necesitaremos poner el --name cuando usamos el comando docker run , docker run -d –name nombre_a_poner </text:span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6"><text:soft-page-break/><text:span text:style-name="T7">Para ejecutar ordenes en contenedores es necesario que el contenedor esté en ejecución </text:span></text:p>
      <text:p text:style-name="P6"><text:span text:style-name="T7"/></text:p>
      <text:p text:style-name="P8"><text:span text:style-name="T17">docker exec</text:span> <text:span text:style-name="T13">[opciones]</text:span> <text:span text:style-name="T17">nombre_contenedor orden</text:span> <text:span text:style-name="T13">[argumentos]</text:span></text:p>
      <text:p text:style-name="P8"/>
      <text:p text:style-name="P8">Algunas opciones mas importantes pueden ser:</text:p>
      <text:p text:style-name="P8"/>
      <text:p text:style-name="P8"><text:span text:style-name="T13">-it</text:span> para tener interactividad con el contenedor ejecutando un shell</text:p>
      <text:p text:style-name="P8"><text:span text:style-name="T13">-u </text:span>o <text:span text:style-name="T13">–user</text:span> si quiero ejecutar la orden como si fuera un usuario distinto del de root</text:p>
      <text:p text:style-name="P8"><text:span text:style-name="T13">-w</text:span> o <text:span text:style-name="T13">–workdir</text:span> si quiero ejecutar la orden desde un directorio concreto</text:p>
      <text:p text:style-name="P8"/>
      <text:p text:style-name="P8">Para permitir copiar ficheros utilizaremos el comando de docker cp desde el sistema al contenedor y desde el contenedor a mi sistema</text:p>
      <text:p text:style-name="P8"/>
      <text:p text:style-name="P9">docker cp <text:span text:style-name="T12">[fichero]</text:span></text:p>
      <text:p text:style-name="P8"><text:span text:style-name="T1"/></text:p>
      <text:p text:style-name="P8">Para obtener informacion de los contenedores ya arrancados necesitaremos el comando <text:span text:style-name="T17">docker ps</text:span>, el cual te da el estado, la imagen, el tamaño, el Entrypoint, el nombre, cuando fue creado, las redirrecciones de puertos.</text:p>
      <text:p text:style-name="P8"/>
      <text:p text:style-name="P8"/>
      <text:p text:style-name="P8">Para una información detallada del contenedor utilizaremos el comando <text:span text:style-name="T17">docker inspect </text:span></text:p>
      <text:p text:style-name="P8"/>
      <text:p text:style-name="P8">Con el comando <text:span text:style-name="T17">docker logs</text:span> da informacion de lo que está pasando en el contenedor, se pueden utilizar para contenedores parados y en ejecución.</text:p>
      <text:p text:style-name="P8"/>
      <text:p text:style-name="P8"/>
      <text:p text:style-name="P8">Para la gestión de contenedores tenemos varios comandos, <text:span text:style-name="T17">docker stop</text:span> para parar el contenedor, <text:span text:style-name="T17">docker rm</text:span> para borrar el contenedor, <text:span text:style-name="T17">docker start</text:span> para iniciar un contenedor que estaba parado previamente, <text:span text:style-name="T17">docker restart</text:span> para reiniciar un contenedor que previamente ya está en ejecució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M55S</meta:editing-duration>
    <meta:editing-cycles>3</meta:editing-cycles>
    <meta:generator>OpenOffice/4.1.14$Win32 OpenOffice.org_project/4114m1$Build-9811</meta:generator>
    <dc:date>2023-09-26T23:30:52.03</dc:date>
    <meta:document-statistic meta:table-count="0" meta:image-count="0" meta:object-count="0" meta:page-count="2" meta:paragraph-count="39" meta:word-count="627" meta:character-count="3743"/>
    <meta:user-defined meta:name="Info 1"/>
    <meta:user-defined meta:name="Info 2"/>
    <meta:user-defined meta:name="Info 3"/>
    <meta:user-defined meta:name="Info 4"/>
  </office:meta>
</office:document-meta>
</file>